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58199"/>
    </style:style>
    <style:style style:name="P2" style:family="paragraph" style:parent-style-name="Heading_20_1">
      <style:text-properties officeooo:rsid="00158199" officeooo:paragraph-rsid="00158199"/>
    </style:style>
    <style:style style:name="P3" style:family="paragraph" style:parent-style-name="Heading_20_1" style:list-style-name="L1">
      <style:text-properties officeooo:rsid="00158199" officeooo:paragraph-rsid="001581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201in" fo:text-indent="-0.25in" fo:margin-left="0.3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701in" fo:text-indent="-0.25in" fo:margin-left="0.5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oftware related feature for ACCRE</text:p>
      <text:p text:style-name="P1"/>
      <text:h text:style-name="P2" text:outline-level="1">Easybuild:</text:h>
      <text:list xml:id="list2635257038673594779" text:style-name="L1">
        <text:list-item>
          <text:h text:style-name="P3" text:outline-level="1">Easybuild 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3:30:56.015214935</meta:creation-date>
    <dc:date>2019-08-19T13:33:10.222156296</dc:date>
    <meta:editing-duration>PT2M14S</meta:editing-duration>
    <meta:editing-cycles>1</meta:editing-cycles>
    <meta:document-statistic meta:table-count="0" meta:image-count="0" meta:object-count="0" meta:page-count="1" meta:paragraph-count="3" meta:word-count="8" meta:character-count="55" meta:non-whitespace-character-count="50"/>
    <meta:generator>LibreOffice/5.1.6.2$Linux_X86_64 LibreOffice_project/10m0$Build-2</meta:generator>
  </office:meta>
</office:document-meta>
</file>